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alibri" svg:font-family="Calibri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8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ff0000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/>
    </style:style>
    <style:style style:name="T1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Calibri" fo:font-size="12pt" fo:font-style="italic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Calibri" fo:font-size="18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Calibri" fo:font-size="18pt" fo:font-style="italic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style:text-blinking="false" fo:background-color="transparent" loext:char-shading-value="0"/>
    </style:style>
    <style:style style:name="T8" style:family="text">
      <style:text-properties fo:font-weight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ethen8181.github.io/machine-learning/clustering_old/text_similarity/text_similarity.html#reference" text:style-name="Internet_20_link" text:visited-style-name="Visited_20_Internet_20_Link">http://ethen8181.github.io/machine-learning/clustering_old/text_similarity/text_similarity.html#reference</text:a></text:p>
      <text:p text:style-name="Standard"/>
      <text:p text:style-name="Standard"/>
      <text:p text:style-name="Standard"/>
      <text:p text:style-name="Standard"><text:a xlink:type="simple" xlink:href="http://mccormickml.com/2015/06/12/minhash-tutorial-with-python-code/" text:style-name="Internet_20_link" text:visited-style-name="Visited_20_Internet_20_Link">http://mccormickml.com/2015/06/12/minhash-tutorial-with-python-code/</text:a></text:p>
      <text:p text:style-name="Standard"/>
      <text:p text:style-name="Standard"/>
      <text:p text:style-name="Standard"/>
      <text:p text:style-name="Standard"/>
      <text:p text:style-name="Standard"><text:a xlink:type="simple" xlink:href="http://www.math.uaa.alaska.edu/~afkjm/csce211/fall2018/handouts/RandomFunctions.pdf" text:style-name="Internet_20_link" text:visited-style-name="Visited_20_Internet_20_Link">http://www.math.uaa.alaska.edu/~afkjm/csce211/fall2018/handouts/RandomFunctions.pdf</text:a></text:p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http://www.cplusplus.com/reference/algorithm/random_shuffle/" text:style-name="Internet_20_link" text:visited-style-name="Visited_20_Internet_20_Link">http://www.cplusplus.com/reference/algorithm/random_shuffle/</text:a></text:p>
      <text:p text:style-name="Standard"/>
      <text:p text:style-name="Standard"/>
      <text:p text:style-name="Standard"><text:a xlink:type="simple" xlink:href="http://www.cplusplus.com/" text:style-name="Internet_20_link" text:visited-style-name="Visited_20_Internet_20_Link">http://www.cplusplus.com/</text:a></text:p>
      <text:p text:style-name="Standard"/>
      <text:p text:style-name="Standard"/>
      <text:p text:style-name="Standard"/>
      <text:p text:style-name="Standard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alibri" svg:font-family="Calibri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1:26:38.080193172</meta:creation-date>
    <meta:generator>LibreOffice/6.0.3.2$Linux_X86_64 LibreOffice_project/00m0$Build-2</meta:generator>
    <dc:date>2018-12-15T20:29:56.585051009</dc:date>
    <meta:editing-duration>PT12M57S</meta:editing-duration>
    <meta:editing-cycles>3</meta:editing-cycles>
    <meta:document-statistic meta:table-count="0" meta:image-count="0" meta:object-count="0" meta:page-count="1" meta:paragraph-count="5" meta:word-count="5" meta:character-count="341" meta:non-whitespace-character-count="341"/>
  </office:meta>
</office:document-meta>
</file>